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159" officeooo:paragraph-rsid="000df159"/>
    </style:style>
    <style:style style:name="P2" style:family="paragraph" style:parent-style-name="Standard">
      <style:text-properties officeooo:rsid="000e0692" officeooo:paragraph-rsid="000e0692"/>
    </style:style>
    <style:style style:name="P3" style:family="paragraph" style:parent-style-name="Standard">
      <style:text-properties fo:font-weight="bold" officeooo:rsid="000df159" officeooo:paragraph-rsid="000df15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6" style:family="paragraph" style:parent-style-name="Standard">
      <style:text-properties officeooo:rsid="00101b13" officeooo:paragraph-rsid="00101b13"/>
    </style:style>
    <style:style style:name="P7" style:family="paragraph" style:parent-style-name="Standard">
      <style:text-properties officeooo:rsid="00116c2e" officeooo:paragraph-rsid="00116c2e"/>
    </style:style>
    <style:style style:name="P8" style:family="paragraph" style:parent-style-name="Standard" style:list-style-name="L4">
      <style:text-properties fo:font-weight="normal" officeooo:rsid="00163bd5" officeooo:paragraph-rsid="00163bd5" style:font-weight-asian="normal" style:font-weight-complex="normal"/>
    </style:style>
    <style:style style:name="T1" style:family="text">
      <style:text-properties officeooo:rsid="000ee4ed"/>
    </style:style>
    <style:style style:name="T2" style:family="text">
      <style:text-properties officeooo:rsid="00116c2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3b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 de Pós-Graduação em Engenharia de Teleinformática</text:p>
      <text:p text:style-name="P5">TIP8415 – Engenharia de Software</text:p>
      <text:p text:style-name="P5">Revisão Sistemática: Especificação da temática e definição dos objetivos de pesquisa</text:p>
      <text:p text:style-name="P4">Artur Rodrigues Rocha Neto – 431951 – Março/2019</text:p>
      <text:p text:style-name="P1"/>
      <text:p text:style-name="P3">1. Identificação do problema</text:p>
      <text:p text:style-name="P2">Nuvens de pontos são estruturas de dados que armazenam informações espaciais em 3 dimensões e representam uma alternativa robusta às imagens bidimensionais em diversas aplicações, como reconhecimento facial. <text:span text:style-name="T1">O</text:span> aumento na popularidade de técnicas <text:span text:style-name="T1">de nuvens de pontos nesse campo faz necessária uma síntese do conteúdo científico pertinente afim de esclarecer questões de pesquisa importantes àqueles envolvidos na área.</text:span></text:p>
      <text:p text:style-name="P2"/>
      <text:p text:style-name="P3">2. Descrição do objetivo da Revisão Sistemática</text:p>
      <text:p text:style-name="P6">Compilar <text:span text:style-name="T4">estudos</text:span> científicas referentes a técnicas de reconhecimento facial usando nuvens de pontos <text:span text:style-name="T4">afim de determinar detalhes</text:span></text:p>
      <text:p text:style-name="P1"/>
      <text:p text:style-name="P1"><text:span text:style-name="T3">3. Poproposição das questões de pesquisa</text:span></text:p>
      <text:list xml:id="list3764503228" text:style-name="L4">
        <text:list-item>
          <text:p text:style-name="P8">Quais experimentos são usados para medir a qualidade das técnicas?</text:p>
        </text:list-item>
        <text:list-item>
          <text:p text:style-name="P8">Quais bases de dados são mais utilizadas?</text:p>
        </text:list-item>
        <text:list-item>
          <text:p text:style-name="P8">Quais passos de pré-processamento nas nuvens são mais comumente usados?</text:p>
        </text:list-item>
        <text:list-item>
          <text:p text:style-name="P8">Quais descritores e/ou atributos são normalmente extraídos?</text:p>
        </text:list-item>
        <text:list-item>
          <text:p text:style-name="P8">Quais modelos de predição (classificadores) normalmente escolhidos?</text:p>
        </text:list-item>
        <text:list-item>
          <text:p text:style-name="P8">É possível apontar um modelo de reconhecimento facial como o estado da tarde?</text:p>
        </text:list-item>
      </text:list>
      <text:p text:style-name="P7"/>
      <text:p text:style-name="P3">4. Palavras-chave e sinônimos</text:p>
      <text:p text:style-name="P6">nuvens de pontos, imagens de profundidade, imagens 3d, reconhecimento facial, <text:span text:style-name="T2">extração de atributos, classificação, representação da face, pontos fiduciais, unidades de ação,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3-13T14:19:40.769000000</dc:date>
    <meta:editing-duration>PT58M35S</meta:editing-duration>
    <meta:editing-cycles>10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7" meta:word-count="208" meta:character-count="1481" meta:non-whitespace-character-count="1293"/>
  </office:meta>
</office:document-meta>
</file>